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officeooo:paragraph-rsid="000b2d24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officeooo:paragraph-rsid="0010b3d6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4pt" officeooo:paragraph-rsid="00146966" style:font-size-asian="14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4pt" officeooo:paragraph-rsid="001ce0b5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style:font-name="Times New Roman" fo:font-size="14pt" officeooo:paragraph-rsid="00123c74" style:font-size-asian="14pt" style:font-size-complex="14pt"/>
    </style:style>
    <style:style style:name="P8" style:family="paragraph" style:parent-style-name="Preformatted_20_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Preformatted_20_Text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4pt" officeooo:rsid="0011511e" officeooo:paragraph-rsid="00123c74" style:font-size-asian="14pt" style:font-size-complex="14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4pt" officeooo:rsid="00123c74" officeooo:paragraph-rsid="00123c74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4pt" officeooo:rsid="001ce0b5" officeooo:paragraph-rsid="001ce0b5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style:font-name="Times New Roman" fo:font-size="14pt" officeooo:rsid="00209aad" officeooo:paragraph-rsid="00209aad" style:font-size-asian="14pt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4pt" officeooo:rsid="00261d1d" officeooo:paragraph-rsid="00261d1d" style:font-size-asian="14pt" style:font-size-complex="14pt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0b3d6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ce0b5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2bee37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261d1d" officeooo:paragraph-rsid="00261d1d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bold" officeooo:rsid="00261d1d" officeooo:paragraph-rsid="00261d1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Preformatted_20_Text">
      <style:text-properties style:font-name="Times New Roman" fo:font-size="14pt" style:font-name-asian="NSimSun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4pt" style:font-name-asian="NSimSun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name-asian="NSimSun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23c74" officeooo:paragraph-rsid="00123c74" style:font-size-asian="14pt" style:font-size-complex="14pt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46966" officeooo:paragraph-rsid="00146966" style:font-size-asian="14pt" style:font-size-complex="14pt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261d1d" officeooo:paragraph-rsid="00261d1d" style:font-size-asian="14pt" style:font-size-complex="14pt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25490" officeooo:paragraph-rsid="00225490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61d1d" officeooo:paragraph-rsid="002830fb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32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normal" officeooo:rsid="002549d5" officeooo:paragraph-rsid="002549d5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bold" officeooo:rsid="002549d5" officeooo:paragraph-rsid="002549d5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25490" officeooo:paragraph-rsid="002549d5" style:font-size-asian="14pt" style:font-weight-asian="normal" style:font-size-complex="14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bee37" officeooo:paragraph-rsid="002cfa77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7" style:family="paragraph" style:parent-style-name="Preformatted_20_Text">
      <style:paragraph-properties fo:text-align="end" style:justify-single-word="false"/>
    </style:style>
    <style:style style:name="P38" style:family="paragraph" style:parent-style-name="Preformatted_20_Text">
      <style:paragraph-properties fo:text-align="start" style:justify-single-word="false"/>
    </style:style>
    <style:style style:name="P39" style:family="paragraph" style:parent-style-name="Preformatted_20_Text">
      <style:paragraph-properties fo:text-align="start" style:justify-single-word="false"/>
      <style:text-properties officeooo:paragraph-rsid="000b2d24"/>
    </style:style>
    <style:style style:name="P40" style:family="paragraph" style:parent-style-name="Preformatted_20_Text">
      <style:paragraph-properties fo:text-align="start" style:justify-single-word="false"/>
      <style:text-properties officeooo:paragraph-rsid="000ed269"/>
    </style:style>
    <style:style style:name="P41" style:family="paragraph" style:parent-style-name="Preformatted_20_Text">
      <style:paragraph-properties fo:text-align="start" style:justify-single-word="false"/>
      <style:text-properties officeooo:paragraph-rsid="002cfa77"/>
    </style:style>
    <style:style style:name="P4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830fb" style:font-name-asian="NSimSun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549d5" style:font-name-asian="NSimSun" style:font-size-asian="14pt" style:font-weight-asian="normal" style:font-name-complex="Liberation Mono" style:font-size-complex="14pt" style:font-weight-complex="normal"/>
    </style:style>
    <style:style style:name="P4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4pt" fo:font-style="italic" fo:font-weight="normal" fo:background-color="transparent" style:font-size-asian="14pt" style:font-style-asian="italic" style:font-weight-asian="normal" style:font-size-complex="14pt" style:font-style-complex="italic"/>
    </style:style>
    <style:style style:name="P46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123c74" officeooo:paragraph-rsid="00123c74" style:font-size-asian="14pt" style:font-size-complex="14pt"/>
    </style:style>
    <style:style style:name="P47" style:family="paragraph" style:parent-style-name="Preformatted_20_Text" style:list-style-name="L2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48" style:family="paragraph" style:parent-style-name="Preformatted_20_Text" style:list-style-name="L2">
      <style:paragraph-properties fo:text-align="start" style:justify-single-word="false"/>
      <style:text-properties style:font-name="Times New Roman" fo:font-size="14pt" fo:language="en" fo:country="US" officeooo:rsid="00209aad" officeooo:paragraph-rsid="0035031b" style:font-size-asian="14pt" style:font-size-complex="14pt"/>
    </style:style>
    <style:style style:name="P49" style:family="paragraph" style:parent-style-name="Preformatted_20_Text" style:list-style-name="L3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25490" style:font-size-asian="14pt" style:font-weight-asian="normal" style:font-size-complex="14pt" style:font-weight-complex="normal"/>
    </style:style>
    <style:style style:name="P50" style:family="paragraph" style:parent-style-name="Preformatted_20_Text" style:list-style-name="L3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549d5" style:font-size-asian="14pt" style:font-weight-asian="normal" style:font-size-complex="14pt" style:font-weight-complex="normal"/>
    </style:style>
    <style:style style:name="P51" style:family="paragraph" style:parent-style-name="Preformatted_20_Text" style:list-style-name="L3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2a2e2" style:font-size-asian="14pt" style:font-weight-asian="normal" style:font-size-complex="14pt" style:font-weight-complex="normal"/>
    </style:style>
    <style:style style:name="P52" style:family="paragraph" style:parent-style-name="Preformatted_20_Text" style:list-style-name="L3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549d5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261d1d" officeooo:paragraph-rsid="00261d1d" style:font-size-asian="14pt" style:font-size-complex="14pt"/>
    </style:style>
    <style:style style:name="P54" style:family="paragraph" style:parent-style-name="Preformatted_20_Text" style:list-style-name="L1">
      <style:paragraph-properties fo:text-align="start" style:justify-single-word="false"/>
      <style:text-properties officeooo:paragraph-rsid="002e34fe"/>
    </style:style>
    <style:style style:name="P55" style:family="paragraph" style:parent-style-name="Preformatted_20_Text" style:list-style-name="L1">
      <style:paragraph-properties fo:text-align="start" style:justify-single-word="false"/>
      <style:text-properties officeooo:paragraph-rsid="00146966"/>
    </style:style>
    <style:style style:name="P56" style:family="paragraph" style:parent-style-name="Preformatted_20_Text" style:list-style-name="L1">
      <style:paragraph-properties fo:text-align="start" style:justify-single-word="false"/>
      <style:text-properties officeooo:paragraph-rsid="00168dd5"/>
    </style:style>
    <style:style style:name="P57" style:family="paragraph" style:parent-style-name="Preformatted_20_Text" style:list-style-name="L1">
      <style:paragraph-properties fo:text-align="start" style:justify-single-word="false"/>
      <style:text-properties fo:language="en" fo:country="US" officeooo:rsid="0014f618" officeooo:paragraph-rsid="0014f618"/>
    </style:style>
    <style:style style:name="P58" style:family="paragraph" style:parent-style-name="Preformatted_20_Text" style:list-style-name="L1">
      <style:paragraph-properties fo:text-align="start" style:justify-single-word="false"/>
      <style:text-properties fo:language="ru" fo:country="RU" officeooo:rsid="001a539f" officeooo:paragraph-rsid="001a539f"/>
    </style:style>
    <style:style style:name="P59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22a2e2" style:font-name-asian="NSimSun" style:font-size-asian="14pt" style:font-weight-asian="normal" style:font-name-complex="Liberation Mono" style:font-size-complex="14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25490" style:font-name-asian="NSimSun" style:font-size-asian="14pt" style:font-weight-asian="normal" style:font-name-complex="Liberation Mono" style:font-size-complex="14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62" style:family="paragraph" style:parent-style-name="Preformatted_20_Text" style:list-style-name="L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4fe81" style:font-name-asian="NSimSun" style:font-size-asian="14pt" style:font-weight-asian="normal" style:font-name-complex="Liberation Mono" style:font-size-complex="14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d0a3" style:font-name-asian="NSimSun" style:font-size-asian="14pt" style:font-weight-asian="normal" style:font-name-complex="Liberation Mono" style:font-size-complex="14pt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32e666" style:font-name-asian="NSimSun" style:font-size-asian="14pt" style:font-weight-asian="normal" style:font-name-complex="Liberation Mono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830fb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bee37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70" style:family="paragraph" style:parent-style-name="Standard" style:list-style-name="L5">
      <loext:graphic-properties draw:fill="solid" draw:fill-color="#ffffff"/>
      <style:paragraph-properties fo:background-color="#ffffff" fo:padding="0cm" fo:border="none" style:shadow="none"/>
    </style:style>
    <style:style style:name="P71" style:family="paragraph" style:parent-style-name="Standard" style:list-style-name="L5">
      <loext:graphic-properties draw:fill="solid" draw:fill-color="#ffffff"/>
      <style:paragraph-properties fo:background-color="#ffffff" fo:padding="0cm" fo:border="none" style:shadow="none"/>
      <style:text-properties officeooo:paragraph-rsid="002f33b5"/>
    </style:style>
    <style:style style:name="T1" style:family="text">
      <style:text-properties officeooo:rsid="00080fe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0fe2"/>
    </style:style>
    <style:style style:name="T4" style:family="text">
      <style:text-properties fo:language="en" fo:country="US" officeooo:rsid="00123c74"/>
    </style:style>
    <style:style style:name="T5" style:family="text">
      <style:text-properties fo:language="en" fo:country="US" officeooo:rsid="001327a8"/>
    </style:style>
    <style:style style:name="T6" style:family="text">
      <style:text-properties fo:language="en" fo:country="US" officeooo:rsid="00192be3"/>
    </style:style>
    <style:style style:name="T7" style:family="text">
      <style:text-properties fo:language="en" fo:country="US" officeooo:rsid="00209aad"/>
    </style:style>
    <style:style style:name="T8" style:family="text">
      <style:text-properties fo:language="en" fo:country="US" fo:font-style="normal" officeooo:rsid="002bee37" style:font-style-asian="normal"/>
    </style:style>
    <style:style style:name="T9" style:family="text">
      <style:text-properties fo:language="en" fo:country="US" fo:font-style="normal" officeooo:rsid="002f33b5" style:font-style-asian="normal"/>
    </style:style>
    <style:style style:name="T10" style:family="text">
      <style:text-properties fo:language="en" fo:country="US" fo:font-style="normal" officeooo:rsid="0031c963" style:font-style-asian="normal"/>
    </style:style>
    <style:style style:name="T11" style:family="text">
      <style:text-properties fo:language="en" fo:country="US" fo:font-style="normal" officeooo:rsid="00345b1b" style:font-style-asian="normal"/>
    </style:style>
    <style:style style:name="T12" style:family="text">
      <style:text-properties fo:language="en" fo:country="US" fo:font-style="normal" officeooo:rsid="00225490" style:font-style-asian="normal"/>
    </style:style>
    <style:style style:name="T13" style:family="text">
      <style:text-properties fo:language="en" fo:country="US" fo:font-style="normal" officeooo:rsid="0037c0e6" style:font-style-asian="normal"/>
    </style:style>
    <style:style style:name="T14" style:family="text">
      <style:text-properties fo:language="en" fo:country="US" officeooo:rsid="0038d226"/>
    </style:style>
    <style:style style:name="T15" style:family="text">
      <style:text-properties officeooo:rsid="000a0a6f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0b2d24" style:font-size-asian="14pt" style:font-size-complex="14pt"/>
    </style:style>
    <style:style style:name="T18" style:family="text">
      <style:text-properties style:font-name="Times New Roman" fo:font-size="14pt" style:font-name-asian="NSimSun" style:font-size-asian="14pt" style:font-name-complex="Liberation Mono" style:font-size-complex="14pt"/>
    </style:style>
    <style:style style:name="T19" style:family="text">
      <style:text-properties style:font-name="Times New Roman" fo:font-size="14pt" officeooo:rsid="000a0a6f" style:font-name-asian="NSimSun" style:font-size-asian="14pt" style:font-name-complex="Liberation Mono" style:font-size-complex="14pt"/>
    </style:style>
    <style:style style:name="T20" style:family="text">
      <style:text-properties style:font-name="Times New Roman" fo:font-size="14pt" officeooo:rsid="000b2d24" style:font-name-asian="NSimSun" style:font-size-asian="14pt" style:font-name-complex="Liberation Mono" style:font-size-complex="14pt"/>
    </style:style>
    <style:style style:name="T21" style:family="text">
      <style:text-properties style:font-name="Times New Roman" fo:font-size="14pt" officeooo:rsid="000cda89" style:font-name-asian="NSimSun" style:font-size-asian="14pt" style:font-name-complex="Liberation Mono" style:font-size-complex="14pt"/>
    </style:style>
    <style:style style:name="T22" style:family="text">
      <style:text-properties style:font-name="Times New Roman" fo:font-size="14pt" officeooo:rsid="000ed269" style:font-name-asian="NSimSun" style:font-size-asian="14pt" style:font-name-complex="Liberation Mono" style:font-size-complex="14pt"/>
    </style:style>
    <style:style style:name="T23" style:family="text">
      <style:text-properties style:font-name="Times New Roman" fo:font-size="14pt" officeooo:rsid="00168dd5" style:font-name-asian="NSimSun" style:font-size-asian="14pt" style:font-name-complex="Liberation Mono" style:font-size-complex="14pt"/>
    </style:style>
    <style:style style:name="T24" style:family="text">
      <style:text-properties style:font-name="Times New Roman" fo:font-size="14pt" fo:language="ru" fo:country="RU" officeooo:rsid="00146966" style:font-size-asian="14pt" style:font-size-complex="14pt"/>
    </style:style>
    <style:style style:name="T25" style:family="text">
      <style:text-properties style:font-name="Times New Roman" fo:font-size="14pt" fo:language="ru" fo:country="RU" officeooo:rsid="0014f618" style:font-size-asian="14pt" style:font-size-complex="14pt"/>
    </style:style>
    <style:style style:name="T26" style:family="text">
      <style:text-properties style:font-name="Times New Roman" fo:font-size="14pt" fo:language="ru" fo:country="RU" style:font-name-asian="NSimSun" style:font-size-asian="14pt" style:font-name-complex="Liberation Mono" style:font-size-complex="14pt"/>
    </style:style>
    <style:style style:name="T27" style:family="text">
      <style:text-properties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28" style:family="text">
      <style:text-properties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29" style:family="text">
      <style:text-properties style:font-name="Times New Roman" fo:font-size="14pt" fo:language="ru" fo:country="RU" officeooo:rsid="00168dd5" style:font-name-asian="NSimSun" style:font-size-asian="14pt" style:font-name-complex="Liberation Mono" style:font-size-complex="14pt"/>
    </style:style>
    <style:style style:name="T30" style:family="text">
      <style:text-properties style:font-name="Times New Roman" fo:font-size="14pt" fo:language="ru" fo:country="RU" fo:font-weight="normal" officeooo:rsid="0022a2e2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2e34fe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officeooo:rsid="00146966" style:font-size-asian="14pt" style:font-size-complex="14pt"/>
    </style:style>
    <style:style style:name="T33" style:family="text">
      <style:text-properties style:font-name="Times New Roman" fo:font-size="14pt" fo:language="en" fo:country="US" style:font-name-asian="NSimSun" style:font-size-asian="14pt" style:font-name-complex="Liberation Mono" style:font-size-complex="14pt"/>
    </style:style>
    <style:style style:name="T34" style:family="text">
      <style:text-properties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35" style:family="text">
      <style:text-properties style:font-name="Times New Roman" fo:font-size="14pt" fo:language="en" fo:country="US" officeooo:rsid="00168dd5" style:font-name-asian="NSimSun" style:font-size-asian="14pt" style:font-name-complex="Liberation Mono" style:font-size-complex="14pt"/>
    </style:style>
    <style:style style:name="T36" style:family="text">
      <style:text-properties style:font-name="Times New Roman" fo:font-size="14pt" fo:language="en" fo:country="US" officeooo:rsid="00172ebc" style:font-name-asian="NSimSun" style:font-size-asian="14pt" style:font-name-complex="Liberation Mono" style:font-size-complex="14pt"/>
    </style:style>
    <style:style style:name="T37" style:family="text">
      <style:text-properties style:font-name="Times New Roman" fo:font-size="14pt" fo:language="en" fo:country="US" officeooo:rsid="00174971" style:font-name-asian="NSimSun" style:font-size-asian="14pt" style:font-name-complex="Liberation Mono" style:font-size-complex="14pt"/>
    </style:style>
    <style:style style:name="T38" style:family="text">
      <style:text-properties officeooo:rsid="000b2d24"/>
    </style:style>
    <style:style style:name="T39" style:family="text">
      <style:text-properties officeooo:rsid="000cda89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23c74"/>
    </style:style>
    <style:style style:name="T42" style:family="text">
      <style:text-properties fo:language="ru" fo:country="RU" officeooo:rsid="0011511e"/>
    </style:style>
    <style:style style:name="T43" style:family="text">
      <style:text-properties fo:language="ru" fo:country="RU" officeooo:rsid="001327a8"/>
    </style:style>
    <style:style style:name="T44" style:family="text">
      <style:text-properties fo:language="ru" fo:country="RU" officeooo:rsid="00146966"/>
    </style:style>
    <style:style style:name="T45" style:family="text">
      <style:text-properties fo:language="ru" fo:country="RU" officeooo:rsid="00192be3"/>
    </style:style>
    <style:style style:name="T46" style:family="text">
      <style:text-properties fo:language="ru" fo:country="RU" officeooo:rsid="0014f618"/>
    </style:style>
    <style:style style:name="T47" style:family="text">
      <style:text-properties fo:language="ru" fo:country="RU" style:font-name-asian="NSimSun" style:font-name-complex="Liberation Mono"/>
    </style:style>
    <style:style style:name="T48" style:family="text">
      <style:text-properties fo:language="ru" fo:country="RU" officeooo:rsid="00146966" style:font-name-asian="NSimSun" style:font-name-complex="Liberation Mono"/>
    </style:style>
    <style:style style:name="T49" style:family="text">
      <style:text-properties fo:language="ru" fo:country="RU" officeooo:rsid="0014f618" style:font-name-asian="NSimSun" style:font-name-complex="Liberation Mono"/>
    </style:style>
    <style:style style:name="T50" style:family="text">
      <style:text-properties fo:language="ru" fo:country="RU" officeooo:rsid="0022a2e2"/>
    </style:style>
    <style:style style:name="T51" style:family="text">
      <style:text-properties fo:language="ru" fo:country="RU" officeooo:rsid="00247aae"/>
    </style:style>
    <style:style style:name="T52" style:family="text">
      <style:text-properties fo:language="ru" fo:country="RU" officeooo:rsid="0024dd0b"/>
    </style:style>
    <style:style style:name="T53" style:family="text">
      <style:text-properties fo:language="ru" fo:country="RU" officeooo:rsid="002549d5"/>
    </style:style>
    <style:style style:name="T54" style:family="text">
      <style:text-properties fo:language="ru" fo:country="RU" officeooo:rsid="00261d1d"/>
    </style:style>
    <style:style style:name="T55" style:family="text">
      <style:text-properties fo:language="ru" fo:country="RU" officeooo:rsid="000b2d24"/>
    </style:style>
    <style:style style:name="T56" style:family="text">
      <style:text-properties fo:language="ru" fo:country="RU" officeooo:rsid="002e34fe"/>
    </style:style>
    <style:style style:name="T57" style:family="text">
      <style:text-properties fo:language="ru" fo:country="RU" fo:font-weight="normal" officeooo:rsid="0022a2e2" style:font-weight-asian="normal" style:font-weight-complex="normal"/>
    </style:style>
    <style:style style:name="T58" style:family="text">
      <style:text-properties fo:language="ru" fo:country="RU" fo:font-weight="normal" officeooo:rsid="002e34fe" style:font-weight-asian="normal" style:font-weight-complex="normal"/>
    </style:style>
    <style:style style:name="T59" style:family="text">
      <style:text-properties fo:color="#000000" loext:opacity="100%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60" style:family="text">
      <style:text-properties fo:color="#000000" loext:opacity="100%" fo:language="ru" fo:country="RU" fo:font-style="normal" fo:font-weight="normal" officeooo:rsid="0011511e" fo:background-color="transparent" loext:char-shading-value="0" style:font-name-asian="NSimSun" style:font-style-asian="normal" style:font-weight-asian="normal" style:font-name-complex="Liberation Mono" style:font-style-complex="normal"/>
    </style:style>
    <style:style style:name="T61" style:family="text">
      <style:text-properties fo:color="#000000" loext:opacity="100%" fo:language="ru" fo:country="RU" fo:font-style="normal" officeooo:rsid="0029fd88" style:font-name-asian="NSimSun" style:font-style-asian="normal" style:font-name-complex="Liberation Mono"/>
    </style:style>
    <style:style style:name="T62" style:family="text">
      <style:text-properties fo:color="#000000" loext:opacity="100%" fo:language="ru" fo:country="RU" style:font-name-asian="NSimSun" style:font-name-complex="Liberation Mono"/>
    </style:style>
    <style:style style:name="T63" style:family="text">
      <style:text-properties fo:color="#000000" loext:opacity="100%" fo:language="ru" fo:country="RU" officeooo:rsid="0029fd88" style:font-name-asian="NSimSun" style:font-name-complex="Liberation Mono"/>
    </style:style>
    <style:style style:name="T64" style:family="text">
      <style:text-properties fo:color="#000000" loext:opacity="100%" fo:language="ru" fo:country="RU" officeooo:rsid="00247aae" style:font-name-asian="NSimSun" style:font-name-complex="Liberation Mono"/>
    </style:style>
    <style:style style:name="T65" style:family="text">
      <style:text-properties fo:color="#000000" loext:opacity="100%" style:font-name="JetBrains Mono" fo:language="ru" fo:country="RU" fo:font-style="italic" fo:font-weight="normal" fo:background-color="transparent" loext:char-shading-value="0" style:font-style-asian="italic" style:font-weight-asian="normal" style:font-style-complex="italic"/>
    </style:style>
    <style:style style:name="T66" style:family="text">
      <style:text-properties fo:color="#000000" loext:opacity="100%" style:font-name="JetBrains Mono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6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000000" loext:opacity="100%" style:font-name="Times New Roman" fo:font-size="14pt" fo:language="ru" fo:country="RU" fo:font-style="normal" fo:font-weight="normal" officeooo:rsid="0029fd88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69" style:family="text">
      <style:text-properties fo:color="#000000" loext:opacity="100%" style:font-name="Times New Roman" fo:font-size="14pt" fo:language="ru" fo:country="RU" fo:font-style="normal" fo:font-weight="normal" officeooo:rsid="002f33b5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0" style:family="text">
      <style:text-properties fo:color="#000000" loext:opacity="100%" style:font-name="Times New Roman" fo:font-size="14pt" fo:language="ru" fo:country="RU" fo:font-weight="normal" officeooo:rsid="0029fd88" style:font-name-asian="NSimSun" style:font-size-asian="14pt" style:font-weight-asian="normal" style:font-name-complex="Liberation Mono" style:font-size-complex="14pt" style:font-weight-complex="normal"/>
    </style:style>
    <style:style style:name="T71" style:family="text">
      <style:text-properties officeooo:rsid="001327a8"/>
    </style:style>
    <style:style style:name="T72" style:family="text">
      <style:text-properties officeooo:rsid="001ce0b5"/>
    </style:style>
    <style:style style:name="T73" style:family="text">
      <style:text-properties officeooo:rsid="00209aad"/>
    </style:style>
    <style:style style:name="T74" style:family="text">
      <style:text-properties officeooo:rsid="00225490"/>
    </style:style>
    <style:style style:name="T75" style:family="text">
      <style:text-properties officeooo:rsid="00146966"/>
    </style:style>
    <style:style style:name="T76" style:family="text">
      <style:text-properties style:font-name-asian="NSimSun" style:font-name-complex="Liberation Mono"/>
    </style:style>
    <style:style style:name="T77" style:family="text">
      <style:text-properties officeooo:rsid="0014f618" style:font-name-asian="NSimSun" style:font-name-complex="Liberation Mono"/>
    </style:style>
    <style:style style:name="T78" style:family="text">
      <style:text-properties officeooo:rsid="00247aae"/>
    </style:style>
    <style:style style:name="T79" style:family="text">
      <style:text-properties officeooo:rsid="002549d5"/>
    </style:style>
    <style:style style:name="T8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82" style:family="text">
      <style:text-properties fo:color="#080808" loext:opacity="100%" style:font-name="JetBrains Mono" fo:font-size="10pt" fo:language="ru" fo:country="RU" fo:font-style="normal" fo:font-weight="normal" officeooo:rsid="0029fd88" style:font-name-asian="NSimSun" style:font-size-asian="10pt" style:font-style-asian="normal" style:font-weight-asian="normal" style:font-name-complex="Liberation Mono" style:font-size-complex="14pt" style:font-weight-complex="normal"/>
    </style:style>
    <style:style style:name="T8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84" style:family="text">
      <style:text-properties fo:color="#0033b3" loext:opacity="100%" style:font-name="JetBrains Mono" fo:font-size="10pt" fo:language="ru" fo:country="RU" fo:font-style="normal" fo:font-weight="normal" officeooo:rsid="0029fd88" style:font-name-asian="NSimSun" style:font-size-asian="10pt" style:font-style-asian="normal" style:font-weight-asian="normal" style:font-name-complex="Liberation Mono" style:font-size-complex="14pt" style:font-weight-complex="normal"/>
    </style:style>
    <style:style style:name="T85" style:family="text">
      <style:text-properties fo:font-style="normal" style:font-style-asian="normal"/>
    </style:style>
    <style:style style:name="T86" style:family="text">
      <style:text-properties fo:font-style="normal" officeooo:rsid="002bee37" style:font-style-asian="normal"/>
    </style:style>
    <style:style style:name="T87" style:family="text">
      <style:text-properties fo:font-style="normal" officeooo:rsid="002bee37" style:font-style-asian="normal"/>
    </style:style>
    <style:style style:name="T88" style:family="text">
      <style:text-properties fo:font-style="normal" officeooo:rsid="0022a2e2" style:font-style-asian="normal"/>
    </style:style>
    <style:style style:name="T89" style:family="text">
      <style:text-properties fo:font-style="normal" officeooo:rsid="002e34fe" style:font-style-asian="normal"/>
    </style:style>
    <style:style style:name="T90" style:family="text">
      <style:text-properties fo:font-style="normal" officeooo:rsid="002f2388" style:font-style-asian="normal"/>
    </style:style>
    <style:style style:name="T91" style:family="text">
      <style:text-properties fo:font-style="normal" officeooo:rsid="002f33b5" style:font-style-asian="normal"/>
    </style:style>
    <style:style style:name="T92" style:family="text">
      <style:text-properties fo:font-style="normal" officeooo:rsid="00307c72" style:font-style-asian="normal"/>
    </style:style>
    <style:style style:name="T93" style:family="text">
      <style:text-properties fo:font-style="normal" officeooo:rsid="0031c963" style:font-style-asian="normal"/>
    </style:style>
    <style:style style:name="T94" style:family="text">
      <style:text-properties fo:font-style="normal" style:font-style-asian="normal"/>
    </style:style>
    <style:style style:name="T95" style:family="text">
      <style:text-properties fo:font-style="normal" style:font-style-asian="normal"/>
    </style:style>
    <style:style style:name="T96" style:family="text">
      <style:text-properties fo:font-style="normal" style:font-style-asian="normal"/>
    </style:style>
    <style:style style:name="T97" style:family="text">
      <style:text-properties fo:font-style="normal" officeooo:rsid="0032e666" style:font-style-asian="normal"/>
    </style:style>
    <style:style style:name="T98" style:family="text">
      <style:text-properties fo:font-style="normal" style:font-style-asian="normal"/>
    </style:style>
    <style:style style:name="T99" style:family="text">
      <style:text-properties fo:font-style="normal" style:font-style-asian="normal"/>
    </style:style>
    <style:style style:name="T100" style:family="text">
      <style:text-properties fo:font-style="normal" officeooo:rsid="0037c0e6" style:font-style-asian="normal"/>
    </style:style>
    <style:style style:name="T101" style:family="text">
      <style:text-properties officeooo:rsid="0038d2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униципальное бюджетное общеобразовательное учреждение<text:line-break/>«Инженерный лицей №83 имени Героя Советского Союза Пинского Матвея Савельевича Уфимского государственного нефтяного технического университета» </text:p>
      <text:p text:style-name="P21">городского округа город Уфа Республики Башкортостан</text:p>
      <text:p text:style-name="P1"><text:line-break/><text:line-break/><text:line-break/><text:line-break/><text:line-break/><text:line-break/><text:line-break/></text:p>
      <text:p text:style-name="P8">Индивидуальный проект<text:line-break/>по теме:<text:line-break/>«Создание игр<text:span text:style-name="T1">ы</text:span><text:span text:style-name="T3"> DungeonEscape</text:span><text:span text:style-name="T2"> </text:span>на языке java»</text:p>
      <text:p text:style-name="P1"><text:line-break/><text:line-break/><text:line-break/><text:line-break/><text:line-break/><text:line-break/><text:line-break/><text:line-break/><text:line-break/></text:p>
      <text:p text:style-name="P9">Обучающийся:</text:p>
      <text:p text:style-name="P9">Гагарин Егор Александрович</text:p>
      <text:p text:style-name="P9">Руководитель проекта:</text:p>
      <text:p text:style-name="P37"><text:span text:style-name="T19">Гильдин Александр Григорьевич</text:span><text:span text:style-name="T16">,</text:span></text:p>
      <text:p text:style-name="P9">учитель информатики</text:p>
      <text:p text:style-name="P1"><text:line-break/><text:line-break/><text:line-break/><text:line-break/><text:line-break/><text:line-break/><text:line-break/><text:line-break/><text:line-break/><text:line-break/><text:line-break/></text:p>
      <text:p text:style-name="P36">г. Уфа, 202<text:span text:style-name="T15">3</text:span></text:p>
      <text:p text:style-name="P1"/>
      <text:p text:style-name="P16"><text:soft-page-break/>Оглавление</text:p>
      <text:p text:style-name="P16"/>
      <text:p text:style-name="P3">Введение</text:p>
      <text:p text:style-name="P1"/>
      <text:p text:style-name="P1">1. Используемые инструменты</text:p>
      <text:p text:style-name="P1"/>
      <text:p text:style-name="P1">2. Класс DungeonEscape</text:p>
      <text:p text:style-name="P1"/>
      <text:p text:style-name="P1">3. Класс MainMenuScreen</text:p>
      <text:p text:style-name="P1"/>
      <text:p text:style-name="P38"><text:span text:style-name="T20">4</text:span><text:span text:style-name="T16">. </text:span><text:span text:style-name="T20">Класс RecordScreen</text:span></text:p>
      <text:p text:style-name="P25"/>
      <text:p text:style-name="P39"><text:span text:style-name="T20">5</text:span><text:span text:style-name="T18">. Класс SettingsScreen</text:span></text:p>
      <text:p text:style-name="P25"/>
      <text:p text:style-name="P25">6. Класс GameScreen</text:p>
      <text:p text:style-name="P25"/>
      <text:p text:style-name="P25">7. Класс Player</text:p>
      <text:p text:style-name="P1"/>
      <text:p text:style-name="P1"><text:span text:style-name="T38">8</text:span>. Класс Cage</text:p>
      <text:p text:style-name="P1"/>
      <text:p text:style-name="P10">9. Класс Slime</text:p>
      <text:p text:style-name="P10"/>
      <text:p text:style-name="P10">10. Класс Animation</text:p>
      <text:p text:style-name="P10"/>
      <text:p text:style-name="P10">11. Класс Blast</text:p>
      <text:p text:style-name="P10"/>
      <text:p text:style-name="P39"><text:span text:style-name="T20">12</text:span><text:span text:style-name="T17">. Класс Lever</text:span></text:p>
      <text:p text:style-name="P10"/>
      <text:p text:style-name="P39"><text:span text:style-name="T20">13</text:span><text:span text:style-name="T17">. Класс WinScreen</text:span></text:p>
      <text:p text:style-name="P10"/>
      <text:p text:style-name="P39"><text:span text:style-name="T20">14</text:span><text:span text:style-name="T17">. Класс DeathScreen</text:span></text:p>
      <text:p text:style-name="P1"/>
      <text:p text:style-name="P1">Заключение</text:p>
      <text:p text:style-name="P2"/>
      <text:p text:style-name="P1"/>
      <text:p text:style-name="P16">Введение</text:p>
      <text:p text:style-name="P16"/>
      <text:p text:style-name="P24">Меня заинтересовала тема создания мобильных приложений и я захотел создать свою игру для телефона Android. <text:span text:style-name="T39">В прошлом году я прошел курс</text:span> it школ<text:span text:style-name="T39">ы</text:span> Samsung, поэтому в качестве основы я буду использовать язык программирования java и программу Android Studio.</text:p>
      <text:p text:style-name="P40"><text:span text:style-name="T22">Программа </text:span><text:span text:style-name="T18">Android Studio предназначен</text:span><text:span text:style-name="T22">а</text:span><text:span text:style-name="T18"> для создания приложений и в не</text:span><text:span text:style-name="T22">й</text:span><text:span text:style-name="T18"> </text:span><text:span text:style-name="T21">не достаточно</text:span><text:span text:style-name="T18"> функций для разработки игр, поэтому я буду дополнительно использовать фреймворк libGDX, </text:span><text:span text:style-name="T22">созданный</text:span><text:span text:style-name="T18"> для разработки игр. </text:span></text:p>
      <text:p text:style-name="P24">Моя цель – создать работающую игру для Android. </text:p>
      <text:p text:style-name="P24"/>
      <text:p text:style-name="P24">Для достижения этой цели необходимо решить следующие задачи:</text:p>
      <text:p text:style-name="P24">1)Научиться работать в программе Android Studio</text:p>
      <text:p text:style-name="P23">2)Научиться использовать фреймворк libGDX</text:p>
      <text:p text:style-name="P24">3)Продумать структуру классов приложения</text:p>
      <text:p text:style-name="P24">4)Реализовать и протестировать приложение</text:p>
      <text:p text:style-name="P24"/>
      <text:p text:style-name="P24">Для получения информации я буду использовать ресурсы сайтов:</text:p>
      <text:p text:style-name="P24">http://www.libgdx.ru — официальный сайт с документацией по фреймворку libgdx</text:p>
      <text:p text:style-name="P24">https://gamedev.ru – сайт с примерами применения фреймворка libGDX</text:p>
      <text:p text:style-name="P24">https://ru.stackoverflow.com – сайт с разбором ошибок при использовании Android Studio</text:p>
      <text:p text:style-name="P24">https://myitschool.ru - сайт it школы Samsung с примерами использования Android Studio</text:p>
      <text:p text:style-name="P24">https://www.piskelapp.com - сайт с онлайн редактором изображений</text:p>
      <text:p text:style-name="P24"/>
      <text:p text:style-name="P2"/>
      <text:p text:style-name="P16">1. Используемые инструменты</text:p>
      <text:p text:style-name="P1">Для разработки игры я использовал фреймворк libGDX. Он позволяет быстро и удобно создать макет для игры с добавлением различных библиотек, например Box2d для реалистичной физики или Controllers для подключения игровых контроллеров, а также имеет возможность интерпретации одного кода для запуска на разных мобильных устройствах(android, ios), на windows или для встраивания в сайт html.</text:p>
      <text:p text:style-name="P1">Цель моей игры — выбраться из подземелья, наполненного ловушками и монстрами.</text:p>
      <text:p text:style-name="P1">Перемещение осуществляется нажатием на соседнюю клетку, через стены ходить нельзя.</text:p>
      <text:p text:style-name="P1">Монстры будут пытаться преследовать игрока если попадут в его поле зрения.</text:p>
      <text:p text:style-name="P1">Для создания изображений я использовал онлайн редактор https://www.piskelapp.com</text:p>
      <text:p text:style-name="P1"/>
      <text:p text:style-name="P1">Все игровое поле состоит из клеток, внутри которых находятся изображения стен, пола, персонажа и монстров. Игровое поле хранится в виде двумерного массива из обьектов класса Cage, отвечающего за одну клетку игрового поля.</text:p>
      <text:p text:style-name="P1"/>
      <text:p text:style-name="P2"/>
      <text:p text:style-name="P17">2. Класс DungeonEscape</text:p>
      <text:p text:style-name="P4">Основной класс игры называется «DungeonEscape».</text:p>
      <text:p text:style-name="P11">Он расширяет класс <text:span text:style-name="T2">Game </text:span><text:span text:style-name="T40">библиотеки </text:span><text:span text:style-name="T2">libGDX</text:span><text:span text:style-name="T40">. В этом классе инициализируются все объекты классов </text:span><text:span text:style-name="T2">Texture</text:span><text:span text:style-name="T40">, </text:span><text:span text:style-name="T2">Sound</text:span><text:span text:style-name="T40">, </text:span><text:span text:style-name="T2">SpriteBatch, BitmapFont,</text:span><text:span text:style-name="T40">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</text:span><text:span text:style-name="T2">GameScreen.</text:span></text:p>
      <text:p text:style-name="P11"><text:span text:style-name="T41">Также в этом классе рассчитывается переменная </text:span><text:span text:style-name="T4">size, </text:span><text:span text:style-name="T41">отвечающая за определение размеров одной ячейки игрового поля.</text:span></text:p>
      <text:p text:style-name="P26">На экране должна отображаться область 9 на 7 клеток, а также столбик из 7 клеток для кнопок, то есть всего (9+1)*7=70 клеток.</text:p>
      <text:p text:style-name="P12">Размеры одной квадратной клетки вычисляются по алгоритму:</text:p>
      <text:p text:style-name="P45">size = height / 7;<text:line-break/>horizontal_otstup = (width-size*10)/2;<text:line-break/>vertical_otstup = 0;<text:line-break/>if(horizontal_otstup &lt; 0){<text:line-break/><text:tab/>horizontal_otstup = 0;<text:line-break/><text:tab/>size = width/10;<text:line-break/><text:tab/>vertical_otstup = (height - 7*size)/2;<text:line-break/>}</text:p>
      <text:p text:style-name="P12"><text:span text:style-name="T40">Где </text:span><text:span text:style-name="T65">horizontal_otstup, vertical_otstup</text:span><text:span text:style-name="T59"> -</text:span><text:span text:style-name="T60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66">height, width -</text:span><text:span text:style-name="T60"> <text:s/>высота и ширина экрана, </text:span><text:span text:style-name="T66">size - </text:span><text:span text:style-name="T40">полученное в результате значение.</text:span></text:p>
      <text:p text:style-name="P7"><text:span text:style-name="T42">После инициализации всех переменных, </text:span><text:span text:style-name="T41">создается новый объект класса </text:span><text:span text:style-name="T4">MainMenuScreen, </text:span><text:span text:style-name="T41">при инициализации которого при помощи</text:span><text:span text:style-name="T4"> this </text:span><text:span text:style-name="T41">ему передаются ссылки на все ранее инициализированные переменные и</text:span><text:span text:style-name="T42"> вызывается метод </text:span><text:span text:style-name="T4">setScreen</text:span><text:span text:style-name="T41"> класса </text:span><text:span text:style-name="T4">Game, </text:span><text:span text:style-name="T41">получающий в качестве входного параметра этот экземпляр класса </text:span><text:span text:style-name="T4">MainMenuScreen</text:span><text:span text:style-name="T41"> и устанавливающий его в качестве активного интерфейса </text:span><text:span text:style-name="T4">Screen.</text:span></text:p>
      <text:p text:style-name="P46"/>
      <text:p text:style-name="P28">2. Класс</text:p>
      <text:p text:style-name="P28"/>
      <text:p text:style-name="P28">3. Класс</text:p>
      <text:p text:style-name="P1"/>
      <text:p text:style-name="P16">4. Класс Player</text:p>
      <text:p text:style-name="P1">Этот класс отвечает за создание игрока.</text:p>
      <text:p text:style-name="P5">В нем находятся переменные обозначающие различные характеристики игрока, такие как здоровье, урон, координаты на игровом поле, реальные координаты,<text:span text:style-name="T71"> 4 обьекта класса </text:span><text:span text:style-name="T5">Animation </text:span><text:span text:style-name="T43">(анимации движения влево и вправо, анимации стоящего без движния персонажа, смотрящего влево и вправо), </text:span><text:span text:style-name="T44">изображения получения и нанесения урона </text:span><text:span text:style-name="T45">а также звуки персонажа.</text:span></text:p>
      <text:p text:style-name="P27">Методы класса:</text:p>
      <text:list text:style-name="L1">
        <text:list-item>
          <text:p text:style-name="P54"><text:span text:style-name="T16">Player — </text:span><text:span text:style-name="T30">конструктор класса. </text:span><text:span text:style-name="T31">В нем инициализируются все переменные.</text:span></text:p>
        </text:list-item>
        <text:list-item>
          <text:p text:style-name="P55"><text:soft-page-break/><text:span text:style-name="T32">void draw – </text:span><text:span text:style-name="T24">функция отрисовки, при вызове которой принимаются ссылки на активный </text:span><text:span text:style-name="T32">SpriteBatch, </text:span><text:span text:style-name="T24">размер одной клетки игрового поля </text:span><text:span text:style-name="T32">size </text:span><text:span text:style-name="T24">и время отрисовки кадра </text:span><text:span text:style-name="T32">dt, </text:span><text:span text:style-name="T24">и на полученном </text:span><text:span text:style-name="T32">SpriteBatch </text:span><text:span text:style-name="T24">рисуется необходим</text:span><text:span text:style-name="T25">ое</text:span><text:span text:style-name="T24"> </text:span><text:span text:style-name="T25">изображение</text:span><text:span text:style-name="T27"> </text:span><text:span text:style-name="T28">в координатах </text:span><text:span text:style-name="T34">(</text:span><text:span text:style-name="T28">realX;realY</text:span><text:span text:style-name="T34">) </text:span><text:span text:style-name="T27">размеров size*size в зависимости от состояния boolean переменных isAttack</text:span><text:span text:style-name="T34">ing</text:span><text:span text:style-name="T27">, isAttacked, isMoving, isRight. </text:span><text:span text:style-name="T28">Также если отрисовывалась анимация вызывается метод </text:span><text:span text:style-name="T34">update </text:span><text:span text:style-name="T28">с аргументов </text:span><text:span text:style-name="T34">dt </text:span><text:span text:style-name="T28">для переключения на следующий кадр в зависимости от значения </text:span><text:span text:style-name="T34">dt.</text:span></text:p>
        </text:list-item>
        <text:list-item>
          <text:p text:style-name="P57"><text:span text:style-name="T18">void attacking – </text:span><text:span text:style-name="T26">функция, при вызове которой значение переменной </text:span><text:span text:style-name="T18">isAttacking </text:span><text:span text:style-name="T26">изменяется на </text:span><text:span text:style-name="T18">True </text:span><text:span text:style-name="T26">и проигрывается звук </text:span><text:span text:style-name="T18">playerAttackingSound.</text:span></text:p>
        </text:list-item>
        <text:list-item>
          <text:p text:style-name="P57"><text:span text:style-name="T18">void attacked - <text:s/></text:span><text:span text:style-name="T26">функция, при вызове которой значение переменной </text:span><text:span text:style-name="T18">isAttacked </text:span><text:span text:style-name="T26">изменяется на </text:span><text:span text:style-name="T18">True </text:span><text:span text:style-name="T26">и проигрывается звук </text:span><text:span text:style-name="T18">playerAttackedSound.</text:span></text:p>
        </text:list-item>
        <text:list-item>
          <text:p text:style-name="P56"><text:span text:style-name="T37">v</text:span><text:span text:style-name="T35">oid move – </text:span><text:span text:style-name="T29">функция, при вызове которой переменные</text:span><text:span text:style-name="T35"> </text:span><text:span text:style-name="T36">x</text:span><text:span text:style-name="T35"> </text:span><text:span text:style-name="T29">и</text:span><text:span text:style-name="T35"> </text:span><text:span text:style-name="T36">y</text:span><text:span text:style-name="T35"> </text:span><text:span text:style-name="T29">изменяются на указанное количество значений, а переменная </text:span><text:span text:style-name="T35">isMoving </text:span><text:span text:style-name="T29">принимает значение </text:span><text:span text:style-name="T35">True.</text:span></text:p>
          <text:p text:style-name="P58"><text:span text:style-name="T23">Т</text:span><text:span text:style-name="T18">акже для большинства переменных в классе есть </text:span><text:span text:style-name="T33">getter </text:span><text:span text:style-name="T18">методы, а также </text:span><text:span text:style-name="T33">setter </text:span><text:span text:style-name="T18">метод для переменной </text:span><text:span text:style-name="T33">Health.</text:span></text:p>
        </text:list-item>
      </text:list>
      <text:p text:style-name="P1"/>
      <text:p text:style-name="P20">5. Класс</text:p>
      <text:p text:style-name="P1"/>
      <text:p text:style-name="P20">6. Класс</text:p>
      <text:p text:style-name="P15"/>
      <text:p text:style-name="P22">7. Класс</text:p>
      <text:p text:style-name="P15"/>
      <text:p text:style-name="P20">8. Класс</text:p>
      <text:p text:style-name="P15"/>
      <text:p text:style-name="P20">9. Класс</text:p>
      <text:p text:style-name="P15"/>
      <text:p text:style-name="P16"><text:span text:style-name="T74">10</text:span>. Класс <text:span text:style-name="T6">Animation</text:span></text:p>
      <text:p text:style-name="P6">Этот класс отвечает за создание <text:span text:style-name="T72">анимации.</text:span></text:p>
      <text:p text:style-name="P13">В нем содержатся переменные, <text:span text:style-name="T73">отвечающие за корректное отображение анимации вне зависимости от </text:span><text:span text:style-name="T7">fps</text:span><text:span text:style-name="T73">.</text:span></text:p>
      <text:p text:style-name="P14">Методы класса:</text:p>
      <text:list xml:id="list767934955" text:style-name="L2">
        <text:list-item>
          <text:p text:style-name="P48">Animation – <text:span text:style-name="T57">конструктор класса. </text:span><text:span text:style-name="T58">В нем инициализируются все переменные.</text:span></text:p>
        </text:list-item>
        <text:list-item>
          <text:p text:style-name="P47">void update – <text:span text:style-name="T40">функция обновления кадра. Получает переменную </text:span>dt <text:span text:style-name="T40">и в зависимости от ее значения переключает кадр.</text:span></text:p>
        </text:list-item>
        <text:list-item>
          <text:p text:style-name="P47">TextureRegion getFrame – <text:span text:style-name="T40">функция, возвращающая текущий кадр анимации.</text:span></text:p>
        </text:list-item>
      </text:list>
      <text:p text:style-name="P31"/>
      <text:p text:style-name="P29">11. <text:span text:style-name="T38">Класс Blast</text:span></text:p>
      <text:p text:style-name="P60">Этот класс отвечает за создание снарядов, используемых персонажем и врагами. Снаряд персонажа представляет собой пустую картинку.</text:p>
      <text:p text:style-name="P61">Поля класса:</text:p>
      <text:list xml:id="list1857709374" text:style-name="L8">
        <text:list-item>
          <text:p text:style-name="P66"><text:soft-page-break/><text:span text:style-name="T85">private int </text:span><text:span text:style-name="T85">x</text:span><text:span text:style-name="T85">, </text:span><text:span text:style-name="T85">y</text:span><text:span text:style-name="T85">;</text:span><text:span text:style-name="T13">(</text:span><text:span text:style-name="T86">координаты </text:span><text:span text:style-name="T100">снаряда на игровом поле</text:span><text:span text:style-name="T13">)</text:span></text:p>
        </text:list-item>
        <text:list-item>
          <text:p text:style-name="P66"><text:span text:style-name="T85">private float </text:span><text:span text:style-name="T85">realX</text:span><text:span text:style-name="T85">, </text:span><text:span text:style-name="T85">realY</text:span><text:span text:style-name="T85">, </text:span><text:span text:style-name="T85">speed</text:span><text:span text:style-name="T85">, </text:span><text:span text:style-name="T85">verticalOtstup</text:span><text:span text:style-name="T85">, </text:span><text:span text:style-name="T85">horizontalOtstup</text:span><text:span text:style-name="T85">, </text:span><text:span text:style-name="T85">size</text:span><text:span text:style-name="T85">;</text:span><text:span text:style-name="T100">(реальные координаты снаряда, его скорость, отступы игрового поля от границ экрана, размер одной ячейки игрового поля)</text:span></text:p>
        </text:list-item>
        <text:list-item>
          <text:p text:style-name="P66"><text:span text:style-name="T85">private </text:span><text:span text:style-name="T85">Animation </text:span><text:span text:style-name="T85">blastAnimation</text:span><text:span text:style-name="T85">;</text:span><text:span text:style-name="T100">(анимация снаряда)</text:span></text:p>
        </text:list-item>
        <text:list-item>
          <text:p text:style-name="P66"><text:span text:style-name="T85">private boolean </text:span><text:span text:style-name="T85">isActiv</text:span><text:span text:style-name="T85">;</text:span><text:span text:style-name="T100">(состояние снаряда)</text:span></text:p>
        </text:list-item>
      </text:list>
      <text:p text:style-name="P60">Методы класса:</text:p>
      <text:list xml:id="list1856091133" text:style-name="L3">
        <text:list-item>
          <text:p text:style-name="P62"><text:span text:style-name="T14">public </text:span>Blast – конструктор класса. В нем инициализируются все переменные.</text:p>
        </text:list-item>
        <text:list-item>
          <text:p text:style-name="P49"><text:span text:style-name="T101">public </text:span><text:span text:style-name="T75">void draw – </text:span><text:span text:style-name="T44">функция отрисовки, при вызове которой принимаются ссылки на активный </text:span><text:span text:style-name="T75">SpriteBatch, </text:span><text:span text:style-name="T44">размер одной клетки игрового поля </text:span><text:span text:style-name="T75">size </text:span><text:span text:style-name="T44">и время отрисовки кадра </text:span><text:span text:style-name="T75">dt, </text:span><text:span text:style-name="T44">и на полученном </text:span><text:span text:style-name="T75">SpriteBatch </text:span><text:span text:style-name="T44">рисуется необходим</text:span><text:span text:style-name="T46">ое</text:span><text:span text:style-name="T44"> </text:span><text:span text:style-name="T46">изображение</text:span><text:span text:style-name="T48"> </text:span><text:span text:style-name="T49">в координатах </text:span><text:span text:style-name="T77">(</text:span><text:span text:style-name="T49">realX;realY</text:span><text:span text:style-name="T77">) </text:span><text:span text:style-name="T48">размеров size*size в зависимости от состояния boolean переменн</text:span><text:span text:style-name="T47">ой</text:span><text:span text:style-name="T48"> isA</text:span><text:span text:style-name="T47">c</text:span><text:span text:style-name="T76">tiv</text:span><text:span text:style-name="T77">.</text:span></text:p>
        </text:list-item>
        <text:list-item>
          <text:p text:style-name="P51"><text:span text:style-name="T101">public </text:span>void setTarget – <text:span text:style-name="T40">функция, принимающая значения </text:span><text:span text:style-name="T51">начальных координат и </text:span><text:span text:style-name="T64">координат цели и устанавливающая переменную isActiv в значениеTrue.</text:span></text:p>
        </text:list-item>
        <text:list-item>
          <text:p text:style-name="P67"><text:span text:style-name="T85">public boolean </text:span><text:span text:style-name="T85">isActiv</text:span><text:span text:style-name="T85">() - </text:span><text:span text:style-name="T97">функция </text:span><text:span text:style-name="T11">getter</text:span><text:span text:style-name="T97">, возвращающая значение переменной <text:s/></text:span><text:span text:style-name="T85">isActiv.</text:span></text:p>
        </text:list-item>
      </text:list>
      <text:p text:style-name="P59"/>
      <text:p text:style-name="P33">12. <text:span text:style-name="T40">Класс </text:span>Lever</text:p>
      <text:p text:style-name="P44">Этот класс отвечает за создание рычага и связанной с ним двери.</text:p>
      <text:p text:style-name="P43">Поля класса:</text:p>
      <text:list xml:id="list1393992512" text:style-name="L4">
        <text:list-item>
          <text:p text:style-name="P63"><text:span text:style-name="T85">private int x, y, doorX, doorY;</text:span><text:span text:style-name="T8">(</text:span><text:span text:style-name="T86">координаты рычага </text:span><text:span text:style-name="T90">и </text:span><text:span text:style-name="T86">двери </text:span><text:span text:style-name="T90">на игровом поле</text:span><text:span text:style-name="T8">)</text:span></text:p>
        </text:list-item>
        <text:list-item>
          <text:p text:style-name="P63"><text:span text:style-name="T85">private float realX, realY, doorRealX, doorRealY;</text:span><text:span text:style-name="T90">(реальные координаты рычага и двери)</text:span></text:p>
        </text:list-item>
        <text:list-item>
          <text:p text:style-name="P63"><text:span text:style-name="T85">private boolean isActiv;</text:span><text:span text:style-name="T90">(состояние рычага)</text:span></text:p>
        </text:list-item>
        <text:list-item>
          <text:p text:style-name="P63"><text:span text:style-name="T85">private <text:s/>Texture activLever, passivLever, closedDoor, openedDoor;</text:span><text:span text:style-name="T90">(изображения закрытой и открытой двери, активного и неактивного рычага)</text:span></text:p>
        </text:list-item>
        <text:list-item>
          <text:p text:style-name="P63"><text:span text:style-name="T85">private Sound lever_sound, openDoorSound, closeDoorSound;</text:span><text:span text:style-name="T90">(звуки поворота рычага, открытия и закрытия двери)</text:span></text:p>
        </text:list-item>
      </text:list>
      <text:p text:style-name="P34">Методы класса:</text:p>
      <text:list xml:id="list233327670912749" text:continue-list="list1856091133" text:style-name="L3">
        <text:list-item>
          <text:p text:style-name="P50"><text:span text:style-name="T79">Lever</text:span> – <text:span text:style-name="T50">конструктор класса. </text:span><text:span text:style-name="T56">В нем инициализируются все переменные.</text:span></text:p>
        </text:list-item>
        <text:list-item>
          <text:p text:style-name="P50"><text:span text:style-name="T75">void draw – </text:span><text:span text:style-name="T44">функция отрисовки, при вызове которой принимаются ссылки на активный </text:span><text:span text:style-name="T75">SpriteBatch, </text:span><text:span text:style-name="T44">размер одной клетки игрового поля </text:span><text:span text:style-name="T75">size </text:span><text:span text:style-name="T44">и время отрисовки кадра </text:span><text:span text:style-name="T75">dt, </text:span><text:span text:style-name="T44">и на полученном </text:span><text:span text:style-name="T75">SpriteBatch </text:span><text:span text:style-name="T44">рисуется необходим</text:span><text:span text:style-name="T46">ое</text:span><text:span text:style-name="T44"> </text:span><text:span text:style-name="T46">изображение</text:span><text:span text:style-name="T48"> </text:span><text:span text:style-name="T49">в координатах </text:span><text:span text:style-name="T77">(</text:span><text:span text:style-name="T49">realX;realY</text:span><text:span text:style-name="T77">) </text:span><text:span text:style-name="T48">размеров size*size в зависимости от состояния boolean переменн</text:span><text:span text:style-name="T47">ой</text:span><text:span text:style-name="T48"> isA</text:span><text:span text:style-name="T47">c</text:span><text:span text:style-name="T76">tiv</text:span><text:span text:style-name="T77">.</text:span></text:p>
        </text:list-item>
        <text:list-item>
          <text:p text:style-name="P52">void <text:span text:style-name="T79">click</text:span> – <text:span text:style-name="T40">функция, </text:span><text:span text:style-name="T53">вызывающаяся при</text:span><text:span text:style-name="T40"> </text:span><text:span text:style-name="T53">нажатии на рычаг, запускающая звук рычага и</text:span><text:span text:style-name="T51"> </text:span><text:span text:style-name="T53">меня</text:span><text:span text:style-name="T51">ющая </text:span><text:span text:style-name="T53">значение</text:span><text:span text:style-name="T51"> </text:span><text:span text:style-name="T78">isActiv</text:span><text:span text:style-name="T52"> </text:span><text:span text:style-name="T53">на противоположное.</text:span></text:p>
        </text:list-item>
      </text:list>
      <text:p text:style-name="P32"/>
      <text:p text:style-name="P30">13. Класс <text:span text:style-name="T38">WinScreen</text:span></text:p>
      <text:p text:style-name="P41"><text:span text:style-name="T70">Этот класс отвечает за отображение экрана победы в случае победы игрока. Он </text:span><text:soft-page-break/><text:span text:style-name="T70">расширяет класс </text:span><text:span text:style-name="T68">ScreenAdapter</text:span><text:span text:style-name="T70"> библиотеки libGDX.</text:span></text:p>
      <text:p text:style-name="P42">Поля класса:</text:p>
      <text:list xml:id="list3010578291" text:style-name="L5">
        <text:list-item>
          <text:p text:style-name="P70"><text:span text:style-name="T68">DungeonEscape game;</text:span><text:span text:style-name="T69">(переменная, хранящая ссылку на основной класс)</text:span></text:p>
        </text:list-item>
      </text:list>
      <text:p text:style-name="P42">Методы класса:</text:p>
      <text:list xml:id="list988839756" text:style-name="L6">
        <text:list-item>
          <text:p text:style-name="P64"><text:span text:style-name="T85">public WinScreen(DungeonEscape game)</text:span><text:span text:style-name="T12"> – </text:span><text:span text:style-name="T88">конструктор класса. </text:span><text:span text:style-name="T89">В нем инициализируются все переменные.</text:span></text:p>
        </text:list-item>
        <text:list-item>
          <text:p text:style-name="P64"><text:span text:style-name="T85">public void show()</text:span><text:span text:style-name="T12"> – </text:span><text:span text:style-name="T91">перегрузка функции </text:span><text:span text:style-name="T9">show </text:span><text:span text:style-name="T91">класса </text:span><text:span text:style-name="T85">ScreenAdapter. </text:span><text:span text:style-name="T91">В ней подключается </text:span><text:span text:style-name="T9">InputProcessor </text:span><text:span text:style-name="T91">для считывания прикосновений к экрану и производятся действия при их наличии.</text:span></text:p>
        </text:list-item>
        <text:list-item>
          <text:p text:style-name="P64"><text:span text:style-name="T85">public void render(float dt)</text:span><text:span text:style-name="T12"> – </text:span><text:span text:style-name="T92">функция отрисовки картинки победы и кнопки «назад».</text:span></text:p>
        </text:list-item>
        <text:list-item>
          <text:p text:style-name="P64"><text:span text:style-name="T85">public void hide()</text:span><text:span text:style-name="T12"> – </text:span><text:span text:style-name="T91">перегрузка функции </text:span><text:span text:style-name="T93">h</text:span><text:span text:style-name="T10">ide</text:span><text:span text:style-name="T9"> </text:span><text:span text:style-name="T91">класса </text:span><text:span text:style-name="T85">ScreenAdapter. </text:span><text:span text:style-name="T93">При вызове она отключает </text:span><text:span text:style-name="T10">InputProcessor.</text:span></text:p>
        </text:list-item>
      </text:list>
      <text:p text:style-name="P68"/>
      <text:p text:style-name="P19"><text:span text:style-name="T54">14. Класс </text:span><text:span text:style-name="T55">DeathScreen</text:span></text:p>
      <text:p text:style-name="P35"><text:span text:style-name="T54">Э</text:span><text:span text:style-name="T40">тот класс </text:span><text:span text:style-name="T63">отвечает за отображение экрана </text:span><text:span text:style-name="T62">смерти</text:span><text:span text:style-name="T63"> в случае </text:span><text:span text:style-name="T62">смерти</text:span><text:span text:style-name="T63"> игрока. Он расширяет класс </text:span><text:span text:style-name="T61">ScreenAdapter</text:span><text:span text:style-name="T63"> библиотеки libGDX.</text:span></text:p>
      <text:p text:style-name="P43">Поля класса:</text:p>
      <text:list xml:id="list233328221805736" text:continue-list="list3010578291" text:style-name="L5">
        <text:list-item>
          <text:p text:style-name="P71"><text:span text:style-name="T68">DungeonEscape game;</text:span><text:span text:style-name="T69">(переменная, хранящая ссылку на основной класс)</text:span></text:p>
        </text:list-item>
      </text:list>
      <text:p text:style-name="P43">Методы класса:</text:p>
      <text:list text:style-name="L7">
        <text:list-item>
          <text:p text:style-name="P65"><text:span text:style-name="T85">public </text:span><text:span text:style-name="T8">Death</text:span><text:span text:style-name="T85">Screen(DungeonEscape game)</text:span><text:span text:style-name="T12"> – </text:span><text:span text:style-name="T88">конструктор класса. </text:span><text:span text:style-name="T89">В нем инициализируются все переменные.</text:span></text:p>
        </text:list-item>
        <text:list-item>
          <text:p text:style-name="P65"><text:span text:style-name="T85">public void show()</text:span><text:span text:style-name="T12"> – </text:span><text:span text:style-name="T91">перегрузка функции </text:span><text:span text:style-name="T9">show </text:span><text:span text:style-name="T91">класса </text:span><text:span text:style-name="T85">ScreenAdapter. </text:span><text:span text:style-name="T91">В ней подключается </text:span><text:span text:style-name="T9">InputProcessor </text:span><text:span text:style-name="T91">для считывания прикосновений к экрану и производятся действия при их наличии.</text:span></text:p>
        </text:list-item>
        <text:list-item>
          <text:p text:style-name="P65"><text:span text:style-name="T85">public void render(float dt)</text:span><text:span text:style-name="T12"> – </text:span><text:span text:style-name="T92">функция отрисовки картинки победы и кнопки «назад».</text:span></text:p>
        </text:list-item>
        <text:list-item>
          <text:p text:style-name="P65"><text:span text:style-name="T85">public void hide()</text:span><text:span text:style-name="T12"> – </text:span><text:span text:style-name="T91">перегрузка функции </text:span><text:span text:style-name="T93">h</text:span><text:span text:style-name="T10">ide</text:span><text:span text:style-name="T9"> </text:span><text:span text:style-name="T91">класса </text:span><text:span text:style-name="T85">ScreenAdapter. </text:span><text:span text:style-name="T93">При вызове она отключает </text:span><text:span text:style-name="T10">InputProcessor.</text:span></text:p>
        </text:list-item>
      </text:list>
      <text:p text:style-name="P69"/>
      <text:p text:style-name="P18">Заключение</text:p>
      <text:p text:style-name="P1"/>
      <text:p text:style-name="P1">Цель моей работы частично достигнута — создана работающая основа для игры на android и windows. Я научился работать в android studio, использовать основные функции фреймворка libgdx для создания мобильных приложений, была продумана структура классов приложения и частично реализована. В дальнейшем я добавлю нанесение урона монстрами персонажу, меню, выход из подземелья, возможность менять оружие персонажу а также изменяющиеся проходы и ловушки, наносящие урон.</text:p>
      <text:p text:style-name="P1">//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1-22T23:33:26.972000000</dc:date>
    <meta:editing-duration>P1DT2H50M3S</meta:editing-duration>
    <meta:editing-cycles>49</meta:editing-cycles>
    <meta:document-statistic meta:table-count="0" meta:image-count="0" meta:object-count="0" meta:page-count="8" meta:paragraph-count="129" meta:word-count="1385" meta:character-count="10478" meta:non-whitespace-character-count="9190"/>
  </office:meta>
</office:document-meta>
</file>